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mentId.getCheck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Id.getCustomer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Id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ymentId.equals( Object oth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ymentId.PaymentId( Integer customerNumber , String check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mentId.setCustomerNumber( Integer customer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Id.setCheckNumber( String check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Id.Paym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